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295cm" svg:height="6.561cm" svg:x="10.927cm" svg:y="2.788cm">
            <draw:object draw:notify-on-update-of-ranges="Sheet1.A5:Sheet1.A23 Sheet1.B5:Sheet1.B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.371cm" svg:height="7.125cm" svg:x="10.889cm" svg:y="15.4cm">
            <draw:object draw:notify-on-update-of-ranges="Sheet1.A33:Sheet1.A51 Sheet1.B33:Sheet1.B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3.215cm" svg:height="7.151cm" svg:x="10.944cm" svg:y="26.289cm">
            <draw:object draw:notify-on-update-of-ranges="Sheet1.B58:Sheet1.B7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.948cm" svg:height="7.013cm" svg:x="11.004cm" svg:y="37.16cm">
            <draw:object draw:notify-on-update-of-ranges="Sheet1.B82:Sheet1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 BASED: AVERAGE WAITING TIME</text:p>
          </table:table-cell>
          <table:covered-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Waiting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84559.5" calcext:value-type="float">
            <text:p>8455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5072" calcext:value-type="float">
            <text:p>350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12583.25" calcext:value-type="float">
            <text:p>212583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28895.4" calcext:value-type="float">
            <text:p>428895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24355.166666667" calcext:value-type="float">
            <text:p>424355.1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359192.857142857" calcext:value-type="float">
            <text:p>359192.8571428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571867.5" calcext:value-type="float">
            <text:p>571867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778461.666666667" calcext:value-type="float">
            <text:p>778461.6666666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924205.3" calcext:value-type="float">
            <text:p>924205.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509627" calcext:value-type="float">
            <text:p>5096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202832.91666667" calcext:value-type="float">
            <text:p>1202832.916666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1445450.38461538" calcext:value-type="float">
            <text:p>1445450.384615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2159899.64285714" calcext:value-type="float">
            <text:p>2159899.64285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2154395.13333333" calcext:value-type="float">
            <text:p>2154395.1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809066.875" calcext:value-type="float">
            <text:p>809066.8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2723729.76470588" calcext:value-type="float">
            <text:p>2723729.7647058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681627.11111111" calcext:value-type="float">
            <text:p>2681627.111111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1007790" calcext:value-type="float">
            <text:p>1007790</text:p>
          </table:table-cell>
          <table:table-cell table:number-columns-repeated="3"/>
        </table:table-row>
        <table:table-row table:style-name="ro1" table:number-rows-repeated="8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Total Workflow Design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70" calcext:value-type="float">
            <text:p>363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200" calcext:value-type="float">
            <text:p>1662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172" calcext:value-type="float">
            <text:p>791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485" calcext:value-type="float">
            <text:p>1344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016" calcext:value-type="float">
            <text:p>2630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001" calcext:value-type="float">
            <text:p>241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219" calcext:value-type="float">
            <text:p>19921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237" calcext:value-type="float">
            <text:p>3212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007" calcext:value-type="float">
            <text:p>3730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010" calcext:value-type="float">
            <text:p>4260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210" calcext:value-type="float">
            <text:p>2462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9002" calcext:value-type="float">
            <text:p>5790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1003" calcext:value-type="float">
            <text:p>67100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010" calcext:value-type="float">
            <text:p>9270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6002" calcext:value-type="float">
            <text:p>9060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539" calcext:value-type="float">
            <text:p>33753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0005" calcext:value-type="float">
            <text:p>1150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0635" calcext:value-type="float">
            <text:p>10906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0620" calcext:value-type="float">
            <text:p>420620</text:p>
          </table:table-cell>
          <table:table-cell table:number-columns-repeated="3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Updates Per M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462469067913" calcext:value-type="float">
            <text:p>21.44624690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8628158844765" calcext:value-type="float">
            <text:p>9.38628158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559036022836" calcext:value-type="float">
            <text:p>29.55590360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996133397777" calcext:value-type="float">
            <text:p>23.1996133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279952550415" calcext:value-type="float">
            <text:p>14.8279952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4190065601388" calcext:value-type="float">
            <text:p>19.41900656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070244304007" calcext:value-type="float">
            <text:p>27.40702443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424910580039" calcext:value-type="float">
            <text:p>19.424910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200221443565" calcext:value-type="float">
            <text:p>18.82002214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094293561184" calcext:value-type="float">
            <text:p>18.30942935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8483002315097" calcext:value-type="float">
            <text:p>34.84830023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657472685759" calcext:value-type="float">
            <text:p>16.16574726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117059089155" calcext:value-type="float">
            <text:p>15.11170590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798082005588" calcext:value-type="float">
            <text:p>11.779808200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9138787773095" calcext:value-type="float">
            <text:p>12.91387877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9735052838339" calcext:value-type="float">
            <text:p>36.97350528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303846505015" calcext:value-type="float">
            <text:p>11.53038465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873234400143" calcext:value-type="float">
            <text:p>12.87323440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2337026294518" calcext:value-type="float">
            <text:p>35.2337026295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Efficiency of Group Size (25 Task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7849876271652" calcext:value-type="float">
            <text:p>85.7849876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7725631768953" calcext:value-type="float">
            <text:p>18.77256317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4078714697115" calcext:value-type="float">
            <text:p>39.40787146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996133397777" calcext:value-type="float">
            <text:p>23.1996133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8623962040332" calcext:value-type="float">
            <text:p>11.8623962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460043734258" calcext:value-type="float">
            <text:p>12.94600437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611568173718" calcext:value-type="float">
            <text:p>15.661156817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1245529001952" calcext:value-type="float">
            <text:p>9.712455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6445428638068" calcext:value-type="float">
            <text:p>8.36445428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2377174244736" calcext:value-type="float">
            <text:p>7.32377174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721091750944" calcext:value-type="float">
            <text:p>12.672109175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8858242285864" calcext:value-type="float">
            <text:p>5.38858242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4975566428168" calcext:value-type="float">
            <text:p>4.649755664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6565948587394" calcext:value-type="float">
            <text:p>3.36565948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4370100728254" calcext:value-type="float">
            <text:p>3.44370100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4337632095847" calcext:value-type="float">
            <text:p>9.2433763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1303168247095" calcext:value-type="float">
            <text:p>2.71303168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6071875558734" calcext:value-type="float">
            <text:p>2.860718755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41762160620037" calcext:value-type="float">
            <text:p>7.41762160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15:59.512426494</meta:creation-date>
    <meta:generator>LibreOffice/4.2.8.2$Linux_X86_64 LibreOffice_project/420m0$Build-2</meta:generator>
    <dc:date>2018-01-29T14:49:11.902265755</dc:date>
    <meta:editing-duration>PT3H27M31S</meta:editing-duration>
    <meta:editing-cycles>14</meta:editing-cycles>
    <meta:document-statistic meta:table-count="1" meta:cell-count="1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72cm" svg:height="7.126cm" xlink:href=".." xlink:type="simple" chart:class="chart:line" chart:style-name="ch1">
        <chart:legend chart:legend-position="end" svg:x="11.52cm" svg:y="3.015cm" style:legend-expansion="high" chart:style-name="ch2"/>
        <chart:plot-area chart:style-name="ch3" table:cell-range-address="Sheet1.A33:Sheet1.B51" svg:x="0.287cm" svg:y="0.142cm" svg:width="10.946cm" svg:height="6.842cm">
          <chartooo:coordinate-region svg:x="1.834cm" svg:y="0.341cm" svg:width="9.212cm" svg:height="5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3:Sheet1.A51" chart:class="chart:line">
            <chart:data-point chart:repeated="19"/>
          </chart:series>
          <chart:series chart:style-name="ch7" chart:values-cell-range-address="Sheet1.B33:Sheet1.B5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3:Sheet1.A51</svg:desc>
                </draw:g>
              </table:table-cell>
              <table:table-cell office:value-type="float" office:value="36370">
                <text:p>36370</text:p>
                <draw:g>
                  <svg:desc>Sheet1.B33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172">
                <text:p>7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485">
                <text:p>134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3016">
                <text:p>263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1001">
                <text:p>24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219">
                <text:p>199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1237">
                <text:p>321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3007">
                <text:p>37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6010">
                <text:p>4260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6210">
                <text:p>246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79002">
                <text:p>579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1003">
                <text:p>671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27010">
                <text:p>927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6002">
                <text:p>906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7539">
                <text:p>337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05">
                <text:p>115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90635">
                <text:p>1090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20620">
                <text:p>420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96cm" svg:height="6.562cm" xlink:href=".." xlink:type="simple" chart:class="chart:line" chart:style-name="ch1">
        <chart:legend chart:legend-position="end" svg:x="10.444cm" svg:y="2.733cm" style:legend-expansion="high" chart:style-name="ch2"/>
        <chart:plot-area chart:style-name="ch3" table:cell-range-address="Sheet1.A5:Sheet1.B23" svg:x="0.265cm" svg:y="0.131cm" svg:width="9.914cm" svg:height="6.3cm">
          <chartooo:coordinate-region svg:x="1.812cm" svg:y="0.331cm" svg:width="8.18cm" svg:height="5.4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3" chart:class="chart:line">
            <chart:data-point chart:repeated="19"/>
          </chart:series>
          <chart:series chart:style-name="ch7" chart:values-cell-range-address="Sheet1.B5:Sheet1.B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23</svg:desc>
                </draw:g>
              </table:table-cell>
              <table:table-cell office:value-type="float" office:value="0">
                <text:p>0</text:p>
                <draw:g>
                  <svg:desc>Sheet1.B5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559.5">
                <text:p>8455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2583.25">
                <text:p>21258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8895.4">
                <text:p>42889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4355.166666667">
                <text:p>424355.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9192.857142857">
                <text:p>359192.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1867.5">
                <text:p>57186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8461.666666667">
                <text:p>778461.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24205.3">
                <text:p>9242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9627">
                <text:p>509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02832.91666667">
                <text:p>1202832.9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5450.38461538">
                <text:p>1445450.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59899.64285714">
                <text:p>2159899.6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4395.13333333">
                <text:p>2154395.1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9066.875">
                <text:p>809066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23729.76470588">
                <text:p>2723729.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81627.11111111">
                <text:p>2681627.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07790">
                <text:p>1007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16cm" svg:height="7.152cm" xlink:href=".." xlink:type="simple" chart:class="chart:line" chart:style-name="ch1">
        <chart:legend chart:legend-position="end" svg:x="10.364cm" svg:y="3.277cm" style:legend-expansion="high" chart:style-name="ch2"/>
        <chart:plot-area chart:style-name="ch3" table:cell-range-address="Sheet1.B58:Sheet1.B76" svg:x="0.264cm" svg:y="0.143cm" svg:width="9.836cm" svg:height="6.866cm">
          <chartooo:coordinate-region svg:x="0.885cm" svg:y="0.342cm" svg:width="9.028cm" svg:height="6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76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462469067913">
                <text:p>21.4462469067913</text:p>
                <draw:g>
                  <svg:desc>Sheet1.B58:Sheet1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8628158844765">
                <text:p>9.38628158844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5559036022836">
                <text:p>29.555903602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996133397777">
                <text:p>23.199613339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279952550415">
                <text:p>14.8279952550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190065601388">
                <text:p>19.4190065601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4070244304007">
                <text:p>27.4070244304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424910580039">
                <text:p>19.42491058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8200221443565">
                <text:p>18.8200221443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094293561184">
                <text:p>18.3094293561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8483002315097">
                <text:p>34.8483002315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657472685759">
                <text:p>16.1657472685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117059089155">
                <text:p>15.1117059089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798082005588">
                <text:p>11.7798082005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138787773095">
                <text:p>12.9138787773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9735052838339">
                <text:p>36.9735052838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03846505015">
                <text:p>11.530384650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873234400143">
                <text:p>12.873234400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337026294518">
                <text:p>35.23370262945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49cm" svg:height="7.014cm" xlink:href=".." xlink:type="simple" chart:class="chart:line" chart:style-name="ch1">
        <chart:legend chart:legend-position="end" svg:x="11.097cm" svg:y="3.208cm" style:legend-expansion="high" chart:style-name="ch2"/>
        <chart:plot-area chart:style-name="ch3" table:cell-range-address="Sheet1.B82:Sheet1.B100" svg:x="0.278cm" svg:y="0.14cm" svg:width="10.541cm" svg:height="6.734cm">
          <chartooo:coordinate-region svg:x="1.085cm" svg:y="0.34cm" svg:width="9.547cm" svg:height="5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2:Sheet1.B10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7849876271652">
                <text:p>85.7849876271652</text:p>
                <draw:g>
                  <svg:desc>Sheet1.B82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725631768953">
                <text:p>18.7725631768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4078714697115">
                <text:p>39.4078714697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996133397777">
                <text:p>23.199613339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8623962040332">
                <text:p>11.862396204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460043734258">
                <text:p>12.9460043734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611568173718">
                <text:p>15.6611568173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1245529001952">
                <text:p>9.7124552900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445428638068">
                <text:p>8.3644542863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2377174244736">
                <text:p>7.32377174244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721091750944">
                <text:p>12.6721091750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8858242285864">
                <text:p>5.38858242285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975566428168">
                <text:p>4.64975566428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6565948587394">
                <text:p>3.36565948587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4370100728254">
                <text:p>3.44370100728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4337632095847">
                <text:p>9.24337632095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1303168247095">
                <text:p>2.71303168247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6071875558734">
                <text:p>2.86071875558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1762160620037">
                <text:p>7.41762160620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